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4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9.903cm"/>
    </style:style>
    <style:style style:name="co4" style:family="table-column">
      <style:table-column-properties fo:break-before="auto" style:column-width="12.16cm"/>
    </style:style>
    <style:style style:name="ro1" style:family="table-row">
      <style:table-row-properties style:row-height="0.91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458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1ec92e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fo:background-color="#004586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">
      <style:table-cell-properties fo:background-color="#1ec92e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1ec92e" style:text-align-source="fix" style:repeat-content="fals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2cm" svg:height="9cm" svg:x="1.233cm" svg:y="15.374cm">
            <draw:object draw:notify-on-update-of-ranges="Feuille1.B10:Feuille1.B11 Feuille1.C10:Feuille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999cm" svg:y="15.34cm">
            <draw:object draw:notify-on-update-of-ranges="Feuille1.B13:Feuille1.B14 Feuille1.C13:Feuille1.C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.211cm" svg:y="25.434cm">
            <draw:object draw:notify-on-update-of-ranges="Feuille1.B16:Feuille1.B17 Feuille1.C16:Feuille1.C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9.016cm" svg:y="26.073cm">
            <draw:object draw:notify-on-update-of-ranges="Feuille1.B19:Feuille1.B20 Feuille1.C19:Feuille1.C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6.862cm" svg:y="15.15cm">
            <draw:object draw:notify-on-update-of-ranges="Feuille1.B22:Feuille1.B23 Feuille1.C22:Feuille1.C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6.895cm" svg:y="25.927cm">
            <draw:object draw:notify-on-update-of-ranges="Feuille1.B25:Feuille1.B26 Feuille1.C25:Feuille1.C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1.54cm" svg:y="35.585cm">
            <draw:object draw:notify-on-update-of-ranges="Feuille1.B28:Feuille1.B29 Feuille1.C28:Feuille1.C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2" table:number-columns-repeated="2" table:default-cell-style-name="ce2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>
            <text:p><text:span text:style-name="T1">SAE 2.04 partie Mathématique :</text:span> 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Récupération du code de la formation BUT Informatique de bordeaux :</text:p>
          </table:table-cell>
          <table:table-cell/>
          <table:table-cell table:style-name="ce3" office:value-type="string" calcext:value-type="string">
            <text:p>0333357V</text:p>
          </table:table-cell>
          <table:table-cell office:value-type="string" calcext:value-type="string">
            <text:p>Requête :</text:p>
          </table:table-cell>
          <table:table-cell office:value-type="string" calcext:value-type="string">
            <text:p>select e.Code_UAI from formation as f join etablissement as e on f.eno=e.eno where e.nom like <text:s/>'%I.U.T de Bordeaux%' and <text:s/>f.Filiere like ‘%BUT – Informatique %’</text:p>
          </table:table-cell>
          <table:table-cell/>
        </table:table-row>
        <table:table-row table:style-name="ro2">
          <table:table-cell office:value-type="string" calcext:value-type="string">
            <text:p>Récupération du code de la formation BUT Informatique de bordeaux :</text:p>
          </table:table-cell>
          <table:table-cell/>
          <table:table-cell table:style-name="ce4" office:value-type="string" calcext:value-type="string">
            <text:p>0870125N</text:p>
          </table:table-cell>
          <table:table-cell office:value-type="string" calcext:value-type="string">
            <text:p>Requête :</text:p>
          </table:table-cell>
          <table:table-cell office:value-type="string" calcext:value-type="string">
            <text:p>select e.Code_UAI from formation as f join etablissement as e on f.eno=e.eno where e.nom like <text:s/>'%I.U.T du Limousin%' and <text:s/>f.Filiere like ‘%BUT – Informatique %’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 calcext:value-type="string">
            <text:p>Bordeaux sera en bleu 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Limoges sera en ver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ux de fille candidate :</text:p>
          </table:table-cell>
          <table:table-cell office:value-type="string" calcext:value-type="string">
            <text:p>Bordeaux</text:p>
          </table:table-cell>
          <table:table-cell table:style-name="ce5" office:value-type="percentage" office:value="0.1738" calcext:value-type="percentage">
            <text:p>17,38 %</text:p>
          </table:table-cell>
          <table:table-cell office:value-type="string" calcext:value-type="string">
            <text:p>Requête :</text:p>
          </table:table-cell>
          <table:table-cell office:value-type="string" calcext:value-type="string">
            <text:p>select AVG(round(round(Candidates,2)*100/(candidat_princip+candidat_secondaire),2)) from donnees_candidature as d join formation as f on d.Cno = f.Cno join etablissement as e on f.eno=e.eno where f.Code_UAI like ‘0333357V’ 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ges</text:p>
          </table:table-cell>
          <table:table-cell table:style-name="ce6" office:value-type="percentage" office:value="0.3238" calcext:value-type="percentage">
            <text:p>32,38 %</text:p>
          </table:table-cell>
          <table:table-cell office:value-type="string" calcext:value-type="string">
            <text:p>Requête :</text:p>
          </table:table-cell>
          <table:table-cell office:value-type="string" calcext:value-type="string">
            <text:p>select AVG(round(round(Candidates,2)*100/(candidat_princip+candidat_secondaire),2)) from donnees_candidature as d join formation as f on d.Cno = f.Cno join etablissement as e on f.eno=e.eno where f.Code_UAI like ‘0870125N’ ;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ux d’admis avec mention :</text:p>
          </table:table-cell>
          <table:table-cell office:value-type="string" calcext:value-type="string">
            <text:p>Bordeaux</text:p>
          </table:table-cell>
          <table:table-cell table:style-name="ce5" office:value-type="percentage" office:value="0.7114" calcext:value-type="percentage">
            <text:p>71,14 %</text:p>
          </table:table-cell>
          <table:table-cell office:value-type="string" calcext:value-type="string">
            <text:p>Requête :</text:p>
          </table:table-cell>
          <table:table-cell office:value-type="string" calcext:value-type="string">
            <text:p>select AVG(round(round((gen_mention+tech_mention+pro_mention),2)*100)/(Admis_phase_principal+Admis_phase_complementaire),2)) from données_admission as a join formation as f on a.ano=f.ano join etablissement as e on f.eno=e.eno where code_UAI like '0333357V'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ges</text:p>
          </table:table-cell>
          <table:table-cell table:style-name="ce6" office:value-type="percentage" office:value="0.6483" calcext:value-type="percentage">
            <text:p>64,83 %</text:p>
          </table:table-cell>
          <table:table-cell office:value-type="string" calcext:value-type="string">
            <text:p>Requête :</text:p>
          </table:table-cell>
          <table:table-cell office:value-type="string" calcext:value-type="string">
            <text:p>select AVG(round(round((gen_mention+tech_mention+pro_mention),2)*100)/(Admis_phase_principal+Admis_phase_complementaire),2)) from données_admission as a join formation as f on a.ano=f.ano join etablissement as e on f.eno=e.eno where code_UAI like '0870125N';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ux de Bac Techno :</text:p>
          </table:table-cell>
          <table:table-cell office:value-type="string" calcext:value-type="string">
            <text:p>Bordeaux</text:p>
          </table:table-cell>
          <table:table-cell table:style-name="ce5" office:value-type="percentage" office:value="0.3118" calcext:value-type="percentage">
            <text:p>31,18 %</text:p>
          </table:table-cell>
          <table:table-cell office:value-type="string" calcext:value-type="string">
            <text:p>Requête :</text:p>
          </table:table-cell>
          <table:table-cell office:value-type="string" calcext:value-type="string">
            <text:p>select AVG(round(round(Admis_neo_bac_techno,2)*100/(Admis_phase_principale+Admis_phase_secondaire),2)) from données_admission as d join formation as f on d.ano=f.ano join etablissement as e on e.eno=f.eno where f.Code_UAI like ‘0333357V’ 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ges</text:p>
          </table:table-cell>
          <table:table-cell table:style-name="ce6" office:value-type="percentage" office:value="0.3247" calcext:value-type="percentage">
            <text:p>32,47 %</text:p>
          </table:table-cell>
          <table:table-cell office:value-type="string" calcext:value-type="string">
            <text:p>Requête :</text:p>
          </table:table-cell>
          <table:table-cell office:value-type="string" calcext:value-type="string">
            <text:p>select AVG(round(round(Admis_neo_bac_techno,2)*100/(Admis_phase_principale+Admis_phase_secondaire),2)) from données_admission as d join formation as f on d.ano=f.ano join etablissement as e on e.eno=f.eno where f.Code_UAI like ‘0870125N’ ;</text:p>
          </table:table-cell>
          <table:table-cell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Taux de Bac Generaux :</text:p>
          </table:table-cell>
          <table:table-cell office:value-type="string" calcext:value-type="string">
            <text:p>Bordeaux</text:p>
          </table:table-cell>
          <table:table-cell table:style-name="ce5" office:value-type="percentage" office:value="0.5346" calcext:value-type="percentage">
            <text:p>53,46 %</text:p>
          </table:table-cell>
          <table:table-cell office:value-type="string" calcext:value-type="string">
            <text:p>Requête :</text:p>
          </table:table-cell>
          <table:table-cell office:value-type="string" calcext:value-type="string">
            <text:p>select AVG(round(round(Admis_neo_bac_gen,2)*100/(Admis_phase_principale+Admis_phase_secondaire),2)) from données_admission as d join formation as f on d.ano=f.ano join etablissement as e on e.eno=f.eno where f.Code_UAI like ‘0333357V’ 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ges</text:p>
          </table:table-cell>
          <table:table-cell table:style-name="ce6" office:value-type="percentage" office:value="0.5468" calcext:value-type="percentage">
            <text:p>54,68 %</text:p>
          </table:table-cell>
          <table:table-cell office:value-type="string" calcext:value-type="string">
            <text:p>Requête :</text:p>
          </table:table-cell>
          <table:table-cell office:value-type="string" calcext:value-type="string">
            <text:p>select AVG(round(round(Admis_neo_bac_gen,2)*100/(Admis_phase_principale+Admis_phase_secondaire),2)) from données_admission as d join formation as f on d.ano=f.ano join etablissement as e on e.eno=f.eno where f.Code_UAI like ‘0870125N’ ;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3">
          <table:table-cell office:value-type="string" calcext:value-type="string">
            <text:p>Taux des autres candidat admis :</text:p>
          </table:table-cell>
          <table:table-cell office:value-type="string" calcext:value-type="string">
            <text:p>Bordeaux</text:p>
          </table:table-cell>
          <table:table-cell table:style-name="ce5" office:value-type="percentage" office:value="0.1475" calcext:value-type="percentage">
            <text:p>14,75 %</text:p>
          </table:table-cell>
          <table:table-cell office:value-type="string" calcext:value-type="string">
            <text:p>Requête :</text:p>
          </table:table-cell>
          <table:table-cell office:value-type="string" calcext:value-type="string">
            <text:p>select AVG(round(round(Admis_autres,2)*100/(Admis_phase_principale+Admis_phase_secondaire),2)) from données_admission as d join formation as f on d.ano=f.ano join etablissement as e on e.eno=f.eno where f.Code_UAI like ‘0333357V’ 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ges</text:p>
          </table:table-cell>
          <table:table-cell table:style-name="ce6" office:value-type="percentage" office:value="0.1274" calcext:value-type="percentage">
            <text:p>12,74 %</text:p>
          </table:table-cell>
          <table:table-cell office:value-type="string" calcext:value-type="string">
            <text:p>Requête :</text:p>
          </table:table-cell>
          <table:table-cell office:value-type="string" calcext:value-type="string">
            <text:p>select AVG(round(round(Admis_autres,2)*100/(Admis_phase_principale+Admis_phase_secondaire),2)) from données_admission as d join formation as f on d.ano=f.ano join etablissement as e on e.eno=f.eno where f.Code_UAI like ‘0870125N’ ;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bre de candidature totale :</text:p>
          </table:table-cell>
          <table:table-cell office:value-type="string" calcext:value-type="string">
            <text:p>Bordeaux</text:p>
          </table:table-cell>
          <table:table-cell table:style-name="ce3" office:value-type="float" office:value="8933" calcext:value-type="float">
            <text:p>8933</text:p>
          </table:table-cell>
          <table:table-cell office:value-type="string" calcext:value-type="string">
            <text:p>Requête :</text:p>
          </table:table-cell>
          <table:table-cell office:value-type="string" calcext:value-type="string">
            <text:p>select SUM(candidat_princip+candidat_secondaire) from donnees_candidature as d join formation as f on d.Cno=f.Cno join etablissment as e on e.cno=f.cno where f.Code_UAI like ‘0333357V’ 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ges</text:p>
          </table:table-cell>
          <table:table-cell table:style-name="ce14" office:value-type="float" office:value="9491" calcext:value-type="float">
            <text:p>9491</text:p>
          </table:table-cell>
          <table:table-cell office:value-type="string" calcext:value-type="string">
            <text:p>Requête :</text:p>
          </table:table-cell>
          <table:table-cell office:value-type="string" calcext:value-type="string">
            <text:p>select SUM(candidat_princip+candidat_secondaire) from donnees_candidature as d join formation as f on d.Cno=f.Cno join etablissment as e on e.cno=f.cno where f.Code_UAI like ‘0870125N;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ux d’admission :</text:p>
          </table:table-cell>
          <table:table-cell office:value-type="string" calcext:value-type="string">
            <text:p>Bordeaux</text:p>
          </table:table-cell>
          <table:table-cell table:style-name="ce5" office:value-type="percentage" office:value="0.0716" calcext:value-type="percentage">
            <text:p>7,16 %</text:p>
          </table:table-cell>
          <table:table-cell office:value-type="string" calcext:value-type="string">
            <text:p>Requête :</text:p>
          </table:table-cell>
          <table:table-cell office:value-type="string" calcext:value-type="string">
            <text:p>select AVG(round(round((Admis_neo_bac_gen+Admis_neo_bac_techno+Admis_neo_bac_pro+Admis_autres),2)*100/(candidat_princip+candidat_secondaire),2)) from donnees_candidature as d join formation as f on d.Cno=f.Cno join données_admission as da on da.ano=f.ano join etablissement as e on e.eno=f.eno where f.Code_UAI like ‘0333357V’ 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ges</text:p>
          </table:table-cell>
          <table:table-cell table:style-name="ce6" office:value-type="percentage" office:value="0.0748" calcext:value-type="percentage">
            <text:p>7,48 %</text:p>
          </table:table-cell>
          <table:table-cell office:value-type="string" calcext:value-type="string">
            <text:p>Requête :</text:p>
          </table:table-cell>
          <table:table-cell office:value-type="string" calcext:value-type="string">
            <text:p>select AVG(round(round((Admis_neo_bac_gen+Admis_neo_bac_techno+Admis_neo_bac_pro+Admis_autres),2)*100/(candidat_princip+candidat_secondaire),2)) from donnees_candidature as d join formation as f on d.Cno=f.Cno join données_admission as da on da.ano=f.ano join etablissement as e on e.eno=f.eno where f.Code_UAI like ‘0333357V’ ;</text:p>
          </table:table-cell>
          <table:table-cell/>
        </table:table-row>
        <table:table-row table:style-name="ro2" table:number-rows-repeated="6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2" table:number-rows-repeated="104853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3:29:14.3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4T16:39:03.368000000</meta:creation-date>
    <meta:generator>LibreOffice/7.5.4.2$Windows_X86_64 LibreOffice_project/36ccfdc35048b057fd9854c757a8b67ec53977b6</meta:generator>
    <dc:date>2024-05-06T19:44:55.722000000</dc:date>
    <meta:editing-duration>P1DT3H13M12S</meta:editing-duration>
    <meta:editing-cycles>5</meta:editing-cycles>
    <meta:document-statistic meta:table-count="1" meta:cell-count="75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1ec92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1cm" xlink:href=".." xlink:type="simple" chart:class="chart:bar" chart:style-name="ch1">
        <chart:title svg:x="5.616cm" svg:y="0.316cm" chart:style-name="ch2">
          <text:p>Taux de fille candidate</text:p>
        </chart:title>
        <chart:legend chart:legend-position="end" svg:x="14.561cm" svg:y="4.198cm" style:legend-expansion="high" chart:style-name="ch3"/>
        <chart:plot-area chart:style-name="ch4" table:cell-range-address="Feuille1.B10:Feuille1.C11" chart:data-source-has-labels="both" svg:x="1.32cm" svg:y="1.301cm" svg:width="12.922cm" svg:height="6.549cm">
          <chart:coordinate-region svg:x="2.862cm" svg:y="1.503cm" svg:width="11.38cm" svg:height="5.694cm"/>
          <chart:axis chart:dimension="x" chart:name="primary-x" chart:style-name="ch5" chartooo:axis-type="auto">
            <chartooo:date-scale/>
            <chart:title svg:x="5.829cm" svg:y="8.03cm" chart:style-name="ch6">
              <text:p>Ville dont l'IUT à été choisie</text:p>
            </chart:title>
            <chart:categories table:cell-range-address="Feuille1.B10:Feuille1.B11"/>
          </chart:axis>
          <chart:axis chart:dimension="y" chart:name="primary-y" chart:style-name="ch7">
            <chart:title svg:x="0.451cm" svg:y="5.479cm" chart:style-name="ch8">
              <text:p>Taux (en %)</text:p>
            </chart:title>
            <chart:grid chart:style-name="ch9" chart:class="major"/>
          </chart:axis>
          <chart:series chart:style-name="ch10" chart:values-cell-range-address="Feuille1.C10:Feuille1.C11" loext:label-string="taux" chart:class="chart:bar">
            <chart:data-point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x</text:p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Feuille1.B10:Feuille1.B11</svg:desc>
                </draw:g>
              </table:table-cell>
              <table:table-cell office:value-type="float" office:value="0.1738">
                <text:p>0.1738</text:p>
                <draw:g>
                  <svg:desc>Feuille1.C10:Feuille1.C11</svg:desc>
                </draw:g>
              </table:table-cell>
            </table:table-row>
            <table:table-row>
              <table:table-cell office:value-type="string">
                <text:p>Limoges</text:p>
              </table:table-cell>
              <table:table-cell office:value-type="float" office:value="0.3238">
                <text:p>0.3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1ec92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33cm" svg:y="0.316cm" chart:style-name="ch2">
          <text:p>Taux d'admis avec mention</text:p>
        </chart:title>
        <chart:legend chart:legend-position="end" svg:x="13.594cm" svg:y="4.198cm" style:legend-expansion="high" chart:style-name="ch3"/>
        <chart:plot-area chart:style-name="ch4" table:cell-range-address="Feuille1.B13:Feuille1.C14" chart:data-source-has-labels="both" svg:x="1.321cm" svg:y="1.301cm" svg:width="11.953cm" svg:height="6.548cm">
          <chart:coordinate-region svg:x="2.863cm" svg:y="1.503cm" svg:width="10.411cm" svg:height="5.694cm"/>
          <chart:axis chart:dimension="x" chart:name="primary-x" chart:style-name="ch5" chartooo:axis-type="auto">
            <chartooo:date-scale/>
            <chart:title svg:x="6.457cm" svg:y="8.029cm" chart:style-name="ch6">
              <text:p>IUT choisie</text:p>
            </chart:title>
            <chart:categories table:cell-range-address="Feuille1.B13:Feuille1.B14"/>
          </chart:axis>
          <chart:axis chart:dimension="y" chart:name="primary-y" chart:style-name="ch7">
            <chart:title svg:x="0.451cm" svg:y="5.479cm" chart:style-name="ch8">
              <text:p>Taux (en %)</text:p>
            </chart:title>
            <chart:grid chart:style-name="ch9" chart:class="major"/>
          </chart:axis>
          <chart:series chart:style-name="ch10" chart:values-cell-range-address="Feuille1.C13:Feuille1.C14" chart:class="chart:bar">
            <chart:data-point/>
            <chart:data-point chart:style-name="ch11"/>
            <loext:propertry-mapping loext:property="BorderColor" loext:cell-range-address="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Feuille1.B13:Feuille1.B14</svg:desc>
                </draw:g>
              </table:table-cell>
              <table:table-cell office:value-type="float" office:value="0.7114">
                <text:p>0.7114</text:p>
                <draw:g>
                  <svg:desc>Feuille1.C13:Feuille1.C14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moges</text:p>
              </table:table-cell>
              <table:table-cell office:value-type="float" office:value="0.6483">
                <text:p>0.648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1ec92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23cm" svg:y="0.316cm" chart:style-name="ch2">
          <text:p>Taux de Bac Techno admis</text:p>
        </chart:title>
        <chart:legend chart:legend-position="end" svg:x="14.568cm" svg:y="4.198cm" style:legend-expansion="high" chart:style-name="ch3"/>
        <chart:plot-area chart:style-name="ch4" table:cell-range-address="Feuille1.B16:Feuille1.C17" chart:data-source-has-labels="both" svg:x="1.321cm" svg:y="1.301cm" svg:width="12.927cm" svg:height="6.548cm">
          <chart:coordinate-region svg:x="2.863cm" svg:y="1.504cm" svg:width="11.385cm" svg:height="5.693cm"/>
          <chart:axis chart:dimension="x" chart:name="primary-x" chart:style-name="ch5" chartooo:axis-type="auto">
            <chartooo:date-scale/>
            <chart:title svg:x="6.944cm" svg:y="8.029cm" chart:style-name="ch6">
              <text:p>IUT choisie</text:p>
            </chart:title>
            <chart:categories table:cell-range-address="Feuille1.B16:Feuille1.B17"/>
          </chart:axis>
          <chart:axis chart:dimension="y" chart:name="primary-y" chart:style-name="ch7">
            <chart:title svg:x="0.451cm" svg:y="5.479cm" chart:style-name="ch8">
              <text:p>Taux (en %)</text:p>
            </chart:title>
            <chart:grid chart:style-name="ch9" chart:class="major"/>
          </chart:axis>
          <chart:series chart:style-name="ch10" chart:values-cell-range-address="Feuille1.C16:Feuille1.C17" loext:label-string="taux" chart:class="chart:bar">
            <chart:data-point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x</text:p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Feuille1.B16:Feuille1.B17</svg:desc>
                </draw:g>
              </table:table-cell>
              <table:table-cell office:value-type="float" office:value="0.3118">
                <text:p>0.3118</text:p>
                <draw:g>
                  <svg:desc>Feuille1.C16:Feuille1.C17</svg:desc>
                </draw:g>
              </table:table-cell>
            </table:table-row>
            <table:table-row>
              <table:table-cell office:value-type="string">
                <text:p>Limoges</text:p>
              </table:table-cell>
              <table:table-cell office:value-type="float" office:value="0.3247">
                <text:p>0.3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1ec92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32cm" svg:y="0.316cm" chart:style-name="ch2">
          <text:p>Taux de Bac generaux admis</text:p>
        </chart:title>
        <chart:legend chart:legend-position="end" svg:x="14.568cm" svg:y="4.198cm" style:legend-expansion="high" chart:style-name="ch3"/>
        <chart:plot-area chart:style-name="ch4" table:cell-range-address="Feuille1.B19:Feuille1.C20" chart:data-source-has-labels="both" svg:x="1.321cm" svg:y="1.301cm" svg:width="12.927cm" svg:height="6.548cm">
          <chart:coordinate-region svg:x="2.863cm" svg:y="1.504cm" svg:width="11.385cm" svg:height="5.693cm"/>
          <chart:axis chart:dimension="x" chart:name="primary-x" chart:style-name="ch5" chartooo:axis-type="auto">
            <chartooo:date-scale/>
            <chart:title svg:x="6.944cm" svg:y="8.029cm" chart:style-name="ch6">
              <text:p>IUT choisie</text:p>
            </chart:title>
            <chart:categories table:cell-range-address="Feuille1.B19:Feuille1.B20"/>
          </chart:axis>
          <chart:axis chart:dimension="y" chart:name="primary-y" chart:style-name="ch7">
            <chart:title svg:x="0.451cm" svg:y="5.479cm" chart:style-name="ch8">
              <text:p>Taux (en %)</text:p>
            </chart:title>
            <chart:grid chart:style-name="ch9" chart:class="major"/>
          </chart:axis>
          <chart:series chart:style-name="ch10" chart:values-cell-range-address="Feuille1.C19:Feuille1.C20" loext:label-string="taux" chart:class="chart:bar">
            <chart:data-point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x</text:p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Feuille1.B19:Feuille1.B20</svg:desc>
                </draw:g>
              </table:table-cell>
              <table:table-cell office:value-type="float" office:value="0.5346">
                <text:p>0.5346</text:p>
                <draw:g>
                  <svg:desc>Feuille1.C19:Feuille1.C20</svg:desc>
                </draw:g>
              </table:table-cell>
            </table:table-row>
            <table:table-row>
              <table:table-cell office:value-type="string">
                <text:p>Limoges</text:p>
              </table:table-cell>
              <table:table-cell office:value-type="float" office:value="0.5468">
                <text:p>0.54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1ec92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49cm" svg:y="0.316cm" chart:style-name="ch2">
          <text:p>Taux d'autre candidat admis</text:p>
        </chart:title>
        <chart:legend chart:legend-position="end" svg:x="14.568cm" svg:y="4.198cm" style:legend-expansion="high" chart:style-name="ch3"/>
        <chart:plot-area chart:style-name="ch4" table:cell-range-address="Feuille1.B22:Feuille1.C23" chart:data-source-has-labels="both" svg:x="1.321cm" svg:y="1.301cm" svg:width="12.927cm" svg:height="6.548cm">
          <chart:coordinate-region svg:x="2.863cm" svg:y="1.504cm" svg:width="11.385cm" svg:height="5.692cm"/>
          <chart:axis chart:dimension="x" chart:name="primary-x" chart:style-name="ch5" chartooo:axis-type="auto">
            <chartooo:date-scale/>
            <chart:title svg:x="6.944cm" svg:y="8.029cm" chart:style-name="ch6">
              <text:p>IUT choisie</text:p>
            </chart:title>
            <chart:categories table:cell-range-address="Feuille1.B22:Feuille1.B23"/>
          </chart:axis>
          <chart:axis chart:dimension="y" chart:name="primary-y" chart:style-name="ch7">
            <chart:title svg:x="0.451cm" svg:y="5.479cm" chart:style-name="ch8">
              <text:p>Taux (en %)</text:p>
            </chart:title>
            <chart:grid chart:style-name="ch9" chart:class="major"/>
          </chart:axis>
          <chart:series chart:style-name="ch10" chart:values-cell-range-address="Feuille1.C22:Feuille1.C23" loext:label-string="taux" chart:class="chart:bar">
            <chart:data-point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x</text:p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Feuille1.B22:Feuille1.B23</svg:desc>
                </draw:g>
              </table:table-cell>
              <table:table-cell office:value-type="float" office:value="0.1475">
                <text:p>0.1475</text:p>
                <draw:g>
                  <svg:desc>Feuille1.C22:Feuille1.C23</svg:desc>
                </draw:g>
              </table:table-cell>
            </table:table-row>
            <table:table-row>
              <table:table-cell office:value-type="string">
                <text:p>Limoges</text:p>
              </table:table-cell>
              <table:table-cell office:value-type="float" office:value="0.1274">
                <text:p>0.12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1ec92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7cm" svg:y="0.316cm" chart:style-name="ch2">
          <text:p>Nombre de cadidature totale</text:p>
        </chart:title>
        <chart:legend chart:legend-position="end" svg:x="14.568cm" svg:y="4.198cm" style:legend-expansion="high" chart:style-name="ch3"/>
        <chart:plot-area chart:style-name="ch4" table:cell-range-address="Feuille1.B25:Feuille1.C26" chart:data-source-has-labels="both" svg:x="1.222cm" svg:y="1.336cm" svg:width="12.926cm" svg:height="6.547cm">
          <chart:coordinate-region svg:x="2.235cm" svg:y="1.538cm" svg:width="11.913cm" svg:height="5.692cm"/>
          <chart:axis chart:dimension="x" chart:name="primary-x" chart:style-name="ch5" chartooo:axis-type="auto">
            <chartooo:date-scale/>
            <chart:title svg:x="6.845cm" svg:y="8.063cm" chart:style-name="ch6">
              <text:p>IUT choisie</text:p>
            </chart:title>
            <chart:categories table:cell-range-address="Feuille1.B25:Feuille1.B26"/>
          </chart:axis>
          <chart:axis chart:dimension="y" chart:name="primary-y" chart:style-name="ch7">
            <chart:title svg:x="0.352cm" svg:y="6.19cm" chart:style-name="ch8">
              <text:p>Nombre de cadidature</text:p>
            </chart:title>
            <chart:grid chart:style-name="ch9" chart:class="major"/>
          </chart:axis>
          <chart:series chart:style-name="ch10" chart:values-cell-range-address="Feuille1.C25:Feuille1.C26" loext:label-string="taux" chart:class="chart:bar">
            <chart:data-point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x</text:p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Feuille1.B25:Feuille1.B26</svg:desc>
                </draw:g>
              </table:table-cell>
              <table:table-cell office:value-type="float" office:value="8933">
                <text:p>8933</text:p>
                <draw:g>
                  <svg:desc>Feuille1.C25:Feuille1.C26</svg:desc>
                </draw:g>
              </table:table-cell>
            </table:table-row>
            <table:table-row>
              <table:table-cell office:value-type="string">
                <text:p>Limoges</text:p>
              </table:table-cell>
              <table:table-cell office:value-type="float" office:value="9491">
                <text:p>94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1ec92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1cm" svg:y="0.316cm" chart:style-name="ch2">
          <text:p>Taux d'admission global</text:p>
        </chart:title>
        <chart:legend chart:legend-position="end" svg:x="14.568cm" svg:y="4.198cm" style:legend-expansion="high" chart:style-name="ch3"/>
        <chart:plot-area chart:style-name="ch4" table:cell-range-address="Feuille1.B28:Feuille1.C29" chart:data-source-has-labels="both" svg:x="1.321cm" svg:y="1.301cm" svg:width="12.927cm" svg:height="6.548cm">
          <chart:coordinate-region svg:x="2.673cm" svg:y="1.504cm" svg:width="11.575cm" svg:height="5.692cm"/>
          <chart:axis chart:dimension="x" chart:name="primary-x" chart:style-name="ch5" chartooo:axis-type="auto">
            <chartooo:date-scale/>
            <chart:title svg:x="6.944cm" svg:y="8.029cm" chart:style-name="ch6">
              <text:p>IUT choisie</text:p>
            </chart:title>
            <chart:categories table:cell-range-address="Feuille1.B28:Feuille1.B29"/>
          </chart:axis>
          <chart:axis chart:dimension="y" chart:name="primary-y" chart:style-name="ch7">
            <chart:title svg:x="0.451cm" svg:y="6.336cm" chart:style-name="ch8">
              <text:p>Taux d'admission (en %)</text:p>
            </chart:title>
            <chart:grid chart:style-name="ch9" chart:class="major"/>
          </chart:axis>
          <chart:series chart:style-name="ch10" chart:values-cell-range-address="Feuille1.C28:Feuille1.C29" loext:label-string="taux" chart:class="chart:bar">
            <chart:data-point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x</text:p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Feuille1.B28:Feuille1.B29</svg:desc>
                </draw:g>
              </table:table-cell>
              <table:table-cell office:value-type="float" office:value="0.0716">
                <text:p>0.0716</text:p>
                <draw:g>
                  <svg:desc>Feuille1.C28:Feuille1.C29</svg:desc>
                </draw:g>
              </table:table-cell>
            </table:table-row>
            <table:table-row>
              <table:table-cell office:value-type="string">
                <text:p>Limoges</text:p>
              </table:table-cell>
              <table:table-cell office:value-type="float" office:value="0.0748">
                <text:p>0.074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